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objectwithoutfill">
      <style:graphic-properties draw:marker-end="Nuolenkärjet_20_1" draw:marker-end-width="0.3cm" draw:fill="none" draw:textarea-vertical-align="middle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75cm" fo:min-width="4.875cm"/>
      <style:paragraph-properties style:writing-mode="lr-tb"/>
    </style:style>
    <style:style style:name="gr4" style:family="graphic" style:parent-style-name="objectwithoutfill">
      <style:graphic-properties draw:marker-end="Nuolenkärjet_20_4" draw:marker-end-width="0.3cm" draw:fill="none" draw:textarea-vertical-align="middle"/>
    </style:style>
    <style:style style:name="gr5" style:family="graphic" style:parent-style-name="objectwithoutfill">
      <style:graphic-properties draw:marker-end="Nuolenkärjet_20_5" draw:marker-end-width="0.3cm" draw:fill="none" draw:textarea-vertical-align="middle"/>
    </style:style>
    <style:style style:name="gr6" style:family="graphic" style:parent-style-name="objectwithoutfill">
      <style:graphic-properties draw:marker-end="Nuolenkärjet_20_11" draw:marker-end-width="0.3cm"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75cm" fo:min-width="5.75cm"/>
      <style:paragraph-properties style:writing-mode="lr-tb"/>
    </style:style>
    <style:style style:name="gr8" style:family="graphic" style:parent-style-name="objectwithoutfill">
      <style:graphic-properties draw:marker-end="Nuolenkärjet_20_12" draw:marker-end-width="0.3cm" draw:fill="none" draw:textarea-vertical-align="middle"/>
    </style:style>
    <style:style style:name="gr9" style:family="graphic" style:parent-style-name="objectwithoutfill">
      <style:graphic-properties draw:marker-end="Nuolenkärjet_20_14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Nuolenkärjet_20_13" draw:marker-end-width="0.3cm" draw:fill="none" draw:textarea-vertical-align="middle"/>
    </style:style>
    <style:style style:name="gr12" style:family="graphic" style:parent-style-name="objectwithoutfill">
      <style:graphic-properties draw:marker-end="Nuolenkärjet_20_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ffd7"/>
      <style:paragraph-properties fo:text-align="center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4.75cm" svg:height="2cm" svg:x="2.687cm" svg:y="12.7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2.687cm" svg:y="9.25cm">
          <text:p text:style-name="P1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062cm" svg:y1="12.75cm" svg:x2="5.062cm" svg:y2="11.25cm" draw:start-shape="id1" draw:start-glue-point="0" draw:end-shape="id2" draw:end-glue-point="2" svg:d="M5062 12750v-1500" svg:viewBox="0 0 1 1501">
          <text:p/>
        </draw:connector>
        <draw:custom-shape draw:style-name="gr1" draw:text-style-name="P2" xml:id="id4" draw:id="id4" draw:layer="layout" svg:width="4.75cm" svg:height="2cm" svg:x="2.687cm" svg:y="22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375cm" svg:height="2cm" svg:x="2.375cm" svg:y="17.5cm">
          <text:p text:style-name="P1">puutarhan_kuk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062cm" svg:y1="17.5cm" svg:x2="5.062cm" svg:y2="14.75cm" draw:start-shape="id3" draw:start-glue-point="0" draw:end-shape="id1" draw:end-glue-point="2" svg:d="M5062 17500v-2750" svg:viewBox="0 0 1 2751">
          <text:p/>
        </draw:connector>
        <draw:connector draw:style-name="gr5" draw:text-style-name="P3" draw:layer="layout" draw:type="line" svg:x1="5.062cm" svg:y1="19.5cm" svg:x2="5.062cm" svg:y2="22cm" draw:start-shape="id3" draw:start-glue-point="2" draw:end-shape="id4" draw:end-glue-point="0" svg:d="M5062 19500v2500" svg:viewBox="0 0 1 2501">
          <text:p/>
        </draw:connector>
        <draw:custom-shape draw:style-name="gr1" draw:text-style-name="P2" xml:id="id6" draw:id="id6" draw:layer="layout" svg:width="4.75cm" svg:height="2cm" svg:x="11.5cm" svg:y="1.75cm">
          <text:p text:style-name="P1">asiakas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2cm" svg:x="11.5cm" svg:y="7cm">
          <text:p text:style-name="P1">tilau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875cm" svg:y1="7cm" svg:x2="13.875cm" svg:y2="3.75cm" draw:start-shape="id5" draw:start-glue-point="0" draw:end-shape="id6" draw:end-glue-point="2" svg:d="M13875 7000v-3250" svg:viewBox="0 0 1 3251">
          <text:p/>
        </draw:connector>
        <draw:custom-shape draw:style-name="gr7" draw:text-style-name="P2" xml:id="id7" draw:id="id7" draw:layer="layout" svg:width="6.25cm" svg:height="2cm" svg:x="10.75cm" svg:y="12.75cm">
          <text:p text:style-name="P1">tilauksen_kuka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3.875cm" svg:y1="12.75cm" svg:x2="13.875cm" svg:y2="9cm" draw:start-shape="id7" draw:start-glue-point="0" draw:end-shape="id5" draw:end-glue-point="2" svg:d="M13875 12750v-3750" svg:viewBox="0 0 1 3751">
          <text:p/>
        </draw:connector>
        <draw:connector draw:style-name="gr9" draw:text-style-name="P3" draw:layer="layout" svg:x1="13.875cm" svg:y1="14.75cm" svg:x2="7.437cm" svg:y2="23cm" draw:start-shape="id7" draw:start-glue-point="2" draw:end-shape="id4" draw:end-glue-point="1" svg:d="M13875 14750v8250h-6438" svg:viewBox="0 0 6439 8251">
          <text:p/>
        </draw:connector>
        <draw:connector draw:style-name="gr10" draw:text-style-name="P3" draw:layer="layout" svg:x1="10.75cm" svg:y1="13.75cm" svg:x2="7.437cm" svg:y2="13.75cm" draw:start-shape="id7" draw:start-glue-point="3" draw:end-shape="id1" draw:end-glue-point="1" svg:d="M10750 13750h-3313" svg:viewBox="0 0 3314 1">
          <text:p/>
        </draw:connector>
      </draw:page>
      <draw:page draw:name="page2" draw:style-name="dp1" draw:master-page-name="Oletus">
        <draw:custom-shape draw:style-name="gr1" draw:text-style-name="P2" xml:id="id8" draw:id="id8" draw:layer="layout" svg:width="4.75cm" svg:height="2cm" svg:x="3.062cm" svg:y="8.7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3.062cm" svg:y="5.25cm">
          <text:p text:style-name="P1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37cm" svg:y1="8.75cm" svg:x2="5.437cm" svg:y2="7.25cm" draw:start-shape="id8" draw:start-glue-point="0" draw:end-shape="id9" draw:end-glue-point="2" svg:d="M5437 8750v-1500" svg:viewBox="0 0 1 1501">
          <text:p/>
        </draw:connector>
        <draw:custom-shape draw:style-name="gr1" draw:text-style-name="P2" xml:id="id11" draw:id="id11" draw:layer="layout" svg:width="4.75cm" svg:height="2cm" svg:x="3.062cm" svg:y="18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5.375cm" svg:height="2cm" svg:x="2.75cm" svg:y="13.5cm">
          <text:p text:style-name="P1">puutarhan_kuk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437cm" svg:y1="13.5cm" svg:x2="5.437cm" svg:y2="10.75cm" draw:start-shape="id10" draw:start-glue-point="0" draw:end-shape="id8" draw:end-glue-point="2" svg:d="M5437 13500v-2750" svg:viewBox="0 0 1 2751">
          <text:p/>
        </draw:connector>
        <draw:connector draw:style-name="gr5" draw:text-style-name="P3" draw:layer="layout" draw:type="line" svg:x1="5.437cm" svg:y1="15.5cm" svg:x2="5.437cm" svg:y2="18cm" draw:start-shape="id10" draw:start-glue-point="2" draw:end-shape="id11" draw:end-glue-point="0" svg:d="M5437 15500v2500" svg:viewBox="0 0 1 2501">
          <text:p/>
        </draw:connector>
        <draw:custom-shape draw:style-name="gr1" draw:text-style-name="P2" xml:id="id13" draw:id="id13" draw:layer="layout" svg:width="4.75cm" svg:height="2cm" svg:x="11.25cm" svg:y="18cm">
          <text:p text:style-name="P1">asiaka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2cm" svg:x="11.25cm" svg:y="14cm">
          <text:p text:style-name="P1">tilau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3.625cm" svg:y1="16cm" svg:x2="13.625cm" svg:y2="18cm" draw:start-shape="id12" draw:start-glue-point="2" draw:end-shape="id13" draw:end-glue-point="0" svg:d="M13625 16000v2000" svg:viewBox="0 0 1 2001">
          <text:p/>
        </draw:connector>
        <draw:custom-shape draw:style-name="gr7" draw:text-style-name="P2" xml:id="id14" draw:id="id14" draw:layer="layout" svg:width="6.25cm" svg:height="2cm" svg:x="10.5cm" svg:y="8.75cm">
          <text:p text:style-name="P1">tilauksen_kuka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5cm" svg:y1="9.75cm" svg:x2="7.812cm" svg:y2="9.75cm" draw:start-shape="id14" draw:start-glue-point="3" draw:end-shape="id8" draw:end-glue-point="1" svg:d="M10500 9750h-2688" svg:viewBox="0 0 2689 1">
          <text:p/>
        </draw:connector>
        <draw:connector draw:style-name="gr11" draw:text-style-name="P3" draw:layer="layout" draw:type="line" svg:x1="13.625cm" svg:y1="10.75cm" svg:x2="13.625cm" svg:y2="14cm" draw:start-shape="id14" draw:start-glue-point="2" draw:end-shape="id12" draw:end-glue-point="0" svg:d="M13625 10750v3250" svg:viewBox="0 0 1 3251">
          <text:p/>
        </draw:connector>
      </draw:page>
      <draw:page draw:name="page3" draw:style-name="dp1" draw:master-page-name="Oletus">
        <draw:custom-shape draw:style-name="gr1" draw:text-style-name="P5" xml:id="id15" draw:id="id15" draw:layer="layout" svg:width="4.75cm" svg:height="2cm" svg:x="3.062cm" svg:y="8.75cm">
          <text:p text:style-name="P4">kukka</text:p>
          <draw:enhanced-geometry svg:viewBox="0 0 21600 21600" draw:type="rectangle" draw:enhanced-path="M 0 0 L 21600 0 21600 21600 0 21600 0 0 Z N"/>
        </draw:custom-shape>
        <draw:custom-shape draw:style-name="gr1" draw:text-style-name="P5" xml:id="id16" draw:id="id16" draw:layer="layout" svg:width="4.75cm" svg:height="2cm" svg:x="3.062cm" svg:y="5.25cm">
          <text:p text:style-name="P4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437cm" svg:y1="8.75cm" svg:x2="5.437cm" svg:y2="7.25cm" draw:start-shape="id15" draw:start-glue-point="0" draw:end-shape="id16" draw:end-glue-point="2" svg:d="M5437 8750v-1500" svg:viewBox="0 0 1 1501">
          <text:p/>
        </draw:connector>
        <draw:custom-shape draw:style-name="gr1" draw:text-style-name="P5" xml:id="id18" draw:id="id18" draw:layer="layout" svg:width="4.75cm" svg:height="2cm" svg:x="3.062cm" svg:y="18cm">
          <text:p text:style-name="P4">puutarha</text:p>
          <draw:enhanced-geometry svg:viewBox="0 0 21600 21600" draw:type="rectangle" draw:enhanced-path="M 0 0 L 21600 0 21600 21600 0 21600 0 0 Z N"/>
        </draw:custom-shape>
        <draw:custom-shape draw:style-name="gr3" draw:text-style-name="P5" xml:id="id17" draw:id="id17" draw:layer="layout" svg:width="5.375cm" svg:height="2cm" svg:x="2.75cm" svg:y="13.5cm">
          <text:p text:style-name="P4">puutarhan_kuk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437cm" svg:y1="13.5cm" svg:x2="5.437cm" svg:y2="10.75cm" draw:start-shape="id17" draw:start-glue-point="0" draw:end-shape="id15" draw:end-glue-point="2" svg:d="M5437 13500v-2750" svg:viewBox="0 0 1 2751">
          <text:p/>
        </draw:connector>
        <draw:connector draw:style-name="gr5" draw:text-style-name="P3" draw:layer="layout" draw:type="line" svg:x1="5.437cm" svg:y1="15.5cm" svg:x2="5.437cm" svg:y2="18cm" draw:start-shape="id17" draw:start-glue-point="2" draw:end-shape="id18" draw:end-glue-point="0" svg:d="M5437 15500v2500" svg:viewBox="0 0 1 2501">
          <text:p/>
        </draw:connector>
        <draw:custom-shape draw:style-name="gr1" draw:text-style-name="P5" xml:id="id20" draw:id="id20" draw:layer="layout" svg:width="4.75cm" svg:height="2cm" svg:x="11.25cm" svg:y="18cm">
          <text:p text:style-name="P4">asiakas</text:p>
          <draw:enhanced-geometry svg:viewBox="0 0 21600 21600" draw:type="rectangle" draw:enhanced-path="M 0 0 L 21600 0 21600 21600 0 21600 0 0 Z N"/>
        </draw:custom-shape>
        <draw:custom-shape draw:style-name="gr1" draw:text-style-name="P5" xml:id="id19" draw:id="id19" draw:layer="layout" svg:width="4.75cm" svg:height="2cm" svg:x="11.25cm" svg:y="14cm">
          <text:p text:style-name="P4">tilaus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3.625cm" svg:y1="14cm" svg:x2="7.812cm" svg:y2="9.75cm" draw:start-shape="id19" draw:start-glue-point="0" draw:end-shape="id15" draw:end-glue-point="1" svg:d="M13625 14000v-4250h-5813" svg:viewBox="0 0 5814 4251">
          <text:p/>
        </draw:connector>
        <draw:connector draw:style-name="gr6" draw:text-style-name="P3" draw:layer="layout" draw:type="line" svg:x1="13.625cm" svg:y1="16cm" svg:x2="13.625cm" svg:y2="18cm" draw:start-shape="id19" draw:start-glue-point="2" draw:end-shape="id20" draw:end-glue-point="0" svg:d="M13625 16000v2000" svg:viewBox="0 0 1 2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Nuolenkärjet_20_1" draw:display-name="Nuolenkärjet 1" svg:viewBox="0 0 20 20" svg:d="M0 20l10-20 10 20z"/>
    <draw:marker draw:name="Nuolenkärjet_20_11" draw:display-name="Nuolenkärjet 11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4" draw:display-name="Nuolenkärjet 4" svg:viewBox="0 0 20 20" svg:d="M0 20l10-20 10 20z"/>
    <draw:marker draw:name="Nuolenkärjet_20_5" draw:display-name="Nuolenkärjet 5" svg:viewBox="0 0 20 20" svg:d="M0 20l10-20 10 20z"/>
    <draw:marker draw:name="Nuolenkärjet_20_8" draw:display-name="Nuolenkärjet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19T12:51:22.344000000</meta:creation-date>
    <dc:date>2025-09-26T12:32:40.766000000</dc:date>
    <meta:editing-duration>PT19M59S</meta:editing-duration>
    <meta:editing-cycles>6</meta:editing-cycles>
    <meta:generator>LibreOffice/7.3.6.2$Windows_X86_64 LibreOffice_project/c28ca90fd6e1a19e189fc16c05f8f8924961e12e</meta:generator>
    <meta:document-statistic meta:object-count="38"/>
  </office:meta>
</office:document-meta>
</file>